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rownames</text:p>
          </table:table-cell>
          <table:table-cell office:value-type="string" calcext:value-type="string">
            <text:p>_p11</text:p>
          </table:table-cell>
          <table:table-cell office:value-type="string" calcext:value-type="string">
            <text:p>_p12</text:p>
          </table:table-cell>
          <table:table-cell office:value-type="string" calcext:value-type="string">
            <text:p>_p13</text:p>
          </table:table-cell>
          <table:table-cell office:value-type="string" calcext:value-type="string">
            <text:p>_p14</text:p>
          </table:table-cell>
          <table:table-cell office:value-type="string" calcext:value-type="string">
            <text:p>_p21</text:p>
          </table:table-cell>
          <table:table-cell office:value-type="string" calcext:value-type="string">
            <text:p>_p22</text:p>
          </table:table-cell>
          <table:table-cell office:value-type="string" calcext:value-type="string">
            <text:p>_p23</text:p>
          </table:table-cell>
          <table:table-cell office:value-type="string" calcext:value-type="string">
            <text:p>_p24</text:p>
          </table:table-cell>
          <table:table-cell office:value-type="string" calcext:value-type="string">
            <text:p>_p31</text:p>
          </table:table-cell>
          <table:table-cell office:value-type="string" calcext:value-type="string">
            <text:p>_p32</text:p>
          </table:table-cell>
          <table:table-cell office:value-type="string" calcext:value-type="string">
            <text:p>_p33</text:p>
          </table:table-cell>
          <table:table-cell office:value-type="string" calcext:value-type="string">
            <text:p>_p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8295108" calcext:value-type="float">
            <text:p>0.98295108</text:p>
          </table:table-cell>
          <table:table-cell office:value-type="float" office:value="0.00368643" calcext:value-type="float">
            <text:p>0.00368643</text:p>
          </table:table-cell>
          <table:table-cell office:value-type="float" office:value="0.00447494" calcext:value-type="float">
            <text:p>0.00447494</text:p>
          </table:table-cell>
          <table:table-cell office:value-type="float" office:value="0.00888755" calcext:value-type="float">
            <text:p>0.00888755</text:p>
          </table:table-cell>
          <table:table-cell office:value-type="float" office:value="0.01251957" calcext:value-type="float">
            <text:p>0.01251957</text:p>
          </table:table-cell>
          <table:table-cell office:value-type="float" office:value="0.96528607" calcext:value-type="float">
            <text:p>0.96528607</text:p>
          </table:table-cell>
          <table:table-cell table:style-name="ce1" office:value-type="float" office:value="0.00000688" calcext:value-type="float">
            <text:p>6.88E-06</text:p>
          </table:table-cell>
          <table:table-cell office:value-type="float" office:value="0.02218748" calcext:value-type="float">
            <text:p>0.02218748</text:p>
          </table:table-cell>
          <table:table-cell office:value-type="float" office:value="0.03013436" calcext:value-type="float">
            <text:p>0.03013436</text:p>
          </table:table-cell>
          <table:table-cell office:value-type="float" office:value="0.00011188" calcext:value-type="float">
            <text:p>0.00011188</text:p>
          </table:table-cell>
          <table:table-cell office:value-type="float" office:value="0.90641311" calcext:value-type="float">
            <text:p>0.90641311</text:p>
          </table:table-cell>
          <table:table-cell office:value-type="float" office:value="0.06334065" calcext:value-type="float">
            <text:p>0.063340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8204216" calcext:value-type="float">
            <text:p>0.98204216</text:p>
          </table:table-cell>
          <table:table-cell office:value-type="float" office:value="0.00369552" calcext:value-type="float">
            <text:p>0.00369552</text:p>
          </table:table-cell>
          <table:table-cell office:value-type="float" office:value="0.0048812" calcext:value-type="float">
            <text:p>0.0048812</text:p>
          </table:table-cell>
          <table:table-cell office:value-type="float" office:value="0.00938113" calcext:value-type="float">
            <text:p>0.00938113</text:p>
          </table:table-cell>
          <table:table-cell office:value-type="float" office:value="0.01246311" calcext:value-type="float">
            <text:p>0.01246311</text:p>
          </table:table-cell>
          <table:table-cell office:value-type="float" office:value="0.96419379" calcext:value-type="float">
            <text:p>0.96419379</text:p>
          </table:table-cell>
          <table:table-cell table:style-name="ce1" office:value-type="float" office:value="0.000007478" calcext:value-type="float">
            <text:p>7.48E-06</text:p>
          </table:table-cell>
          <table:table-cell office:value-type="float" office:value="0.02333562" calcext:value-type="float">
            <text:p>0.02333562</text:p>
          </table:table-cell>
          <table:table-cell office:value-type="float" office:value="0.02772799" calcext:value-type="float">
            <text:p>0.02772799</text:p>
          </table:table-cell>
          <table:table-cell office:value-type="float" office:value="0.00010329" calcext:value-type="float">
            <text:p>0.00010329</text:p>
          </table:table-cell>
          <table:table-cell office:value-type="float" office:value="0.91059241" calcext:value-type="float">
            <text:p>0.91059241</text:p>
          </table:table-cell>
          <table:table-cell office:value-type="float" office:value="0.06157631" calcext:value-type="float">
            <text:p>0.0615763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8102494" calcext:value-type="float">
            <text:p>0.98102494</text:p>
          </table:table-cell>
          <table:table-cell office:value-type="float" office:value="0.00371036" calcext:value-type="float">
            <text:p>0.00371036</text:p>
          </table:table-cell>
          <table:table-cell office:value-type="float" office:value="0.00532118" calcext:value-type="float">
            <text:p>0.00532118</text:p>
          </table:table-cell>
          <table:table-cell office:value-type="float" office:value="0.00994352" calcext:value-type="float">
            <text:p>0.00994352</text:p>
          </table:table-cell>
          <table:table-cell office:value-type="float" office:value="0.01238506" calcext:value-type="float">
            <text:p>0.01238506</text:p>
          </table:table-cell>
          <table:table-cell office:value-type="float" office:value="0.96300166" calcext:value-type="float">
            <text:p>0.96300166</text:p>
          </table:table-cell>
          <table:table-cell table:style-name="ce1" office:value-type="float" office:value="0.000008109" calcext:value-type="float">
            <text:p>8.11E-06</text:p>
          </table:table-cell>
          <table:table-cell office:value-type="float" office:value="0.02460517" calcext:value-type="float">
            <text:p>0.02460517</text:p>
          </table:table-cell>
          <table:table-cell office:value-type="float" office:value="0.02551185" calcext:value-type="float">
            <text:p>0.02551185</text:p>
          </table:table-cell>
          <table:table-cell office:value-type="float" office:value="0.00009552" calcext:value-type="float">
            <text:p>9.552E-05</text:p>
          </table:table-cell>
          <table:table-cell office:value-type="float" office:value="0.91427909" calcext:value-type="float">
            <text:p>0.91427909</text:p>
          </table:table-cell>
          <table:table-cell office:value-type="float" office:value="0.06011354" calcext:value-type="float">
            <text:p>0.0601135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7988814" calcext:value-type="float">
            <text:p>0.97988814</text:p>
          </table:table-cell>
          <table:table-cell office:value-type="float" office:value="0.00373098" calcext:value-type="float">
            <text:p>0.00373098</text:p>
          </table:table-cell>
          <table:table-cell office:value-type="float" office:value="0.0057973" calcext:value-type="float">
            <text:p>0.0057973</text:p>
          </table:table-cell>
          <table:table-cell office:value-type="float" office:value="0.01058358" calcext:value-type="float">
            <text:p>0.01058358</text:p>
          </table:table-cell>
          <table:table-cell office:value-type="float" office:value="0.01228566" calcext:value-type="float">
            <text:p>0.01228566</text:p>
          </table:table-cell>
          <table:table-cell office:value-type="float" office:value="0.96169663" calcext:value-type="float">
            <text:p>0.96169663</text:p>
          </table:table-cell>
          <table:table-cell table:style-name="ce1" office:value-type="float" office:value="0.000008774" calcext:value-type="float">
            <text:p>8.77E-06</text:p>
          </table:table-cell>
          <table:table-cell office:value-type="float" office:value="0.02600894" calcext:value-type="float">
            <text:p>0.02600894</text:p>
          </table:table-cell>
          <table:table-cell office:value-type="float" office:value="0.02347198" calcext:value-type="float">
            <text:p>0.02347198</text:p>
          </table:table-cell>
          <table:table-cell office:value-type="float" office:value="0.00008847" calcext:value-type="float">
            <text:p>8.847E-05</text:p>
          </table:table-cell>
          <table:table-cell office:value-type="float" office:value="0.91750416" calcext:value-type="float">
            <text:p>0.91750416</text:p>
          </table:table-cell>
          <table:table-cell office:value-type="float" office:value="0.05893539" calcext:value-type="float">
            <text:p>0.0589353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7861881" calcext:value-type="float">
            <text:p>0.97861881</text:p>
          </table:table-cell>
          <table:table-cell office:value-type="float" office:value="0.00375743" calcext:value-type="float">
            <text:p>0.00375743</text:p>
          </table:table-cell>
          <table:table-cell office:value-type="float" office:value="0.0063121" calcext:value-type="float">
            <text:p>0.0063121</text:p>
          </table:table-cell>
          <table:table-cell office:value-type="float" office:value="0.01131166" calcext:value-type="float">
            <text:p>0.01131166</text:p>
          </table:table-cell>
          <table:table-cell office:value-type="float" office:value="0.01216524" calcext:value-type="float">
            <text:p>0.01216524</text:p>
          </table:table-cell>
          <table:table-cell office:value-type="float" office:value="0.96026388" calcext:value-type="float">
            <text:p>0.96026388</text:p>
          </table:table-cell>
          <table:table-cell table:style-name="ce1" office:value-type="float" office:value="0.000009472" calcext:value-type="float">
            <text:p>9.47E-06</text:p>
          </table:table-cell>
          <table:table-cell office:value-type="float" office:value="0.02756141" calcext:value-type="float">
            <text:p>0.02756141</text:p>
          </table:table-cell>
          <table:table-cell office:value-type="float" office:value="0.0215952" calcext:value-type="float">
            <text:p>0.0215952</text:p>
          </table:table-cell>
          <table:table-cell office:value-type="float" office:value="0.00008208" calcext:value-type="float">
            <text:p>8.208E-05</text:p>
          </table:table-cell>
          <table:table-cell office:value-type="float" office:value="0.92029439" calcext:value-type="float">
            <text:p>0.92029439</text:p>
          </table:table-cell>
          <table:table-cell office:value-type="float" office:value="0.05802833" calcext:value-type="float">
            <text:p>0.058028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7720212" calcext:value-type="float">
            <text:p>0.97720212</text:p>
          </table:table-cell>
          <table:table-cell office:value-type="float" office:value="0.00378976" calcext:value-type="float">
            <text:p>0.00378976</text:p>
          </table:table-cell>
          <table:table-cell office:value-type="float" office:value="0.00686825" calcext:value-type="float">
            <text:p>0.00686825</text:p>
          </table:table-cell>
          <table:table-cell office:value-type="float" office:value="0.01213988" calcext:value-type="float">
            <text:p>0.01213988</text:p>
          </table:table-cell>
          <table:table-cell office:value-type="float" office:value="0.01202422" calcext:value-type="float">
            <text:p>0.01202422</text:p>
          </table:table-cell>
          <table:table-cell office:value-type="float" office:value="0.95868668" calcext:value-type="float">
            <text:p>0.95868668</text:p>
          </table:table-cell>
          <table:table-cell office:value-type="float" office:value="0.0000102" calcext:value-type="float">
            <text:p>1.02E-05</text:p>
          </table:table-cell>
          <table:table-cell office:value-type="float" office:value="0.0292789" calcext:value-type="float">
            <text:p>0.0292789</text:p>
          </table:table-cell>
          <table:table-cell office:value-type="float" office:value="0.01986903" calcext:value-type="float">
            <text:p>0.01986903</text:p>
          </table:table-cell>
          <table:table-cell office:value-type="float" office:value="0.00007628" calcext:value-type="float">
            <text:p>7.628E-05</text:p>
          </table:table-cell>
          <table:table-cell office:value-type="float" office:value="0.92267254" calcext:value-type="float">
            <text:p>0.92267254</text:p>
          </table:table-cell>
          <table:table-cell office:value-type="float" office:value="0.05738215" calcext:value-type="float">
            <text:p>0.057382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75621" calcext:value-type="float">
            <text:p>0.975621</text:p>
          </table:table-cell>
          <table:table-cell office:value-type="float" office:value="0.00382805" calcext:value-type="float">
            <text:p>0.00382805</text:p>
          </table:table-cell>
          <table:table-cell office:value-type="float" office:value="0.00746851" calcext:value-type="float">
            <text:p>0.00746851</text:p>
          </table:table-cell>
          <table:table-cell office:value-type="float" office:value="0.01308244" calcext:value-type="float">
            <text:p>0.01308244</text:p>
          </table:table-cell>
          <table:table-cell office:value-type="float" office:value="0.0118631" calcext:value-type="float">
            <text:p>0.0118631</text:p>
          </table:table-cell>
          <table:table-cell office:value-type="float" office:value="0.9569461" calcext:value-type="float">
            <text:p>0.9569461</text:p>
          </table:table-cell>
          <table:table-cell office:value-type="float" office:value="0.00001096" calcext:value-type="float">
            <text:p>1.096E-05</text:p>
          </table:table-cell>
          <table:table-cell office:value-type="float" office:value="0.03117984" calcext:value-type="float">
            <text:p>0.03117984</text:p>
          </table:table-cell>
          <table:table-cell office:value-type="float" office:value="0.01828179" calcext:value-type="float">
            <text:p>0.01828179</text:p>
          </table:table-cell>
          <table:table-cell office:value-type="float" office:value="0.00007101" calcext:value-type="float">
            <text:p>7.101E-05</text:p>
          </table:table-cell>
          <table:table-cell office:value-type="float" office:value="0.92465747" calcext:value-type="float">
            <text:p>0.92465747</text:p>
          </table:table-cell>
          <table:table-cell office:value-type="float" office:value="0.05698973" calcext:value-type="float">
            <text:p>0.0569897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7385584" calcext:value-type="float">
            <text:p>0.97385584</text:p>
          </table:table-cell>
          <table:table-cell office:value-type="float" office:value="0.0038724" calcext:value-type="float">
            <text:p>0.0038724</text:p>
          </table:table-cell>
          <table:table-cell office:value-type="float" office:value="0.00811575" calcext:value-type="float">
            <text:p>0.00811575</text:p>
          </table:table-cell>
          <table:table-cell office:value-type="float" office:value="0.01415601" calcext:value-type="float">
            <text:p>0.01415601</text:p>
          </table:table-cell>
          <table:table-cell office:value-type="float" office:value="0.01168246" calcext:value-type="float">
            <text:p>0.01168246</text:p>
          </table:table-cell>
          <table:table-cell office:value-type="float" office:value="0.95502078" calcext:value-type="float">
            <text:p>0.95502078</text:p>
          </table:table-cell>
          <table:table-cell office:value-type="float" office:value="0.00001175" calcext:value-type="float">
            <text:p>1.175E-05</text:p>
          </table:table-cell>
          <table:table-cell office:value-type="float" office:value="0.033285" calcext:value-type="float">
            <text:p>0.033285</text:p>
          </table:table-cell>
          <table:table-cell office:value-type="float" office:value="0.01682253" calcext:value-type="float">
            <text:p>0.01682253</text:p>
          </table:table-cell>
          <table:table-cell office:value-type="float" office:value="0.00006622" calcext:value-type="float">
            <text:p>6.622E-05</text:p>
          </table:table-cell>
          <table:table-cell office:value-type="float" office:value="0.92626422" calcext:value-type="float">
            <text:p>0.92626422</text:p>
          </table:table-cell>
          <table:table-cell office:value-type="float" office:value="0.05684703" calcext:value-type="float">
            <text:p>0.0568470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7188404" calcext:value-type="float">
            <text:p>0.97188404</text:p>
          </table:table-cell>
          <table:table-cell office:value-type="float" office:value="0.00392291" calcext:value-type="float">
            <text:p>0.00392291</text:p>
          </table:table-cell>
          <table:table-cell office:value-type="float" office:value="0.00881292" calcext:value-type="float">
            <text:p>0.00881292</text:p>
          </table:table-cell>
          <table:table-cell office:value-type="float" office:value="0.01538012" calcext:value-type="float">
            <text:p>0.01538012</text:p>
          </table:table-cell>
          <table:table-cell office:value-type="float" office:value="0.01148297" calcext:value-type="float">
            <text:p>0.01148297</text:p>
          </table:table-cell>
          <table:table-cell office:value-type="float" office:value="0.95288664" calcext:value-type="float">
            <text:p>0.95288664</text:p>
          </table:table-cell>
          <table:table-cell office:value-type="float" office:value="0.00001257" calcext:value-type="float">
            <text:p>1.257E-05</text:p>
          </table:table-cell>
          <table:table-cell office:value-type="float" office:value="0.03561783" calcext:value-type="float">
            <text:p>0.03561783</text:p>
          </table:table-cell>
          <table:table-cell office:value-type="float" office:value="0.01548107" calcext:value-type="float">
            <text:p>0.01548107</text:p>
          </table:table-cell>
          <table:table-cell office:value-type="float" office:value="0.00006186" calcext:value-type="float">
            <text:p>6.186E-05</text:p>
          </table:table-cell>
          <table:table-cell office:value-type="float" office:value="0.92750408" calcext:value-type="float">
            <text:p>0.92750408</text:p>
          </table:table-cell>
          <table:table-cell office:value-type="float" office:value="0.05695299" calcext:value-type="float">
            <text:p>0.0569529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6967954" calcext:value-type="float">
            <text:p>0.96967954</text:p>
          </table:table-cell>
          <table:table-cell office:value-type="float" office:value="0.00397971" calcext:value-type="float">
            <text:p>0.00397971</text:p>
          </table:table-cell>
          <table:table-cell office:value-type="float" office:value="0.00956302" calcext:value-type="float">
            <text:p>0.00956302</text:p>
          </table:table-cell>
          <table:table-cell office:value-type="float" office:value="0.01677773" calcext:value-type="float">
            <text:p>0.01677773</text:p>
          </table:table-cell>
          <table:table-cell office:value-type="float" office:value="0.01126534" calcext:value-type="float">
            <text:p>0.01126534</text:p>
          </table:table-cell>
          <table:table-cell office:value-type="float" office:value="0.95051651" calcext:value-type="float">
            <text:p>0.95051651</text:p>
          </table:table-cell>
          <table:table-cell office:value-type="float" office:value="0.00001341" calcext:value-type="float">
            <text:p>1.341E-05</text:p>
          </table:table-cell>
          <table:table-cell office:value-type="float" office:value="0.03820474" calcext:value-type="float">
            <text:p>0.03820474</text:p>
          </table:table-cell>
          <table:table-cell office:value-type="float" office:value="0.01424793" calcext:value-type="float">
            <text:p>0.01424793</text:p>
          </table:table-cell>
          <table:table-cell office:value-type="float" office:value="0.00005789" calcext:value-type="float">
            <text:p>5.789E-05</text:p>
          </table:table-cell>
          <table:table-cell office:value-type="float" office:value="0.92838462" calcext:value-type="float">
            <text:p>0.92838462</text:p>
          </table:table-cell>
          <table:table-cell office:value-type="float" office:value="0.05730957" calcext:value-type="float">
            <text:p>0.0573095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6721219" calcext:value-type="float">
            <text:p>0.96721219</text:p>
          </table:table-cell>
          <table:table-cell office:value-type="float" office:value="0.0040429" calcext:value-type="float">
            <text:p>0.0040429</text:p>
          </table:table-cell>
          <table:table-cell office:value-type="float" office:value="0.01036907" calcext:value-type="float">
            <text:p>0.01036907</text:p>
          </table:table-cell>
          <table:table-cell office:value-type="float" office:value="0.01837584" calcext:value-type="float">
            <text:p>0.01837584</text:p>
          </table:table-cell>
          <table:table-cell office:value-type="float" office:value="0.01103036" calcext:value-type="float">
            <text:p>0.01103036</text:p>
          </table:table-cell>
          <table:table-cell office:value-type="float" office:value="0.94787981" calcext:value-type="float">
            <text:p>0.94787981</text:p>
          </table:table-cell>
          <table:table-cell office:value-type="float" office:value="0.00001427" calcext:value-type="float">
            <text:p>1.427E-05</text:p>
          </table:table-cell>
          <table:table-cell office:value-type="float" office:value="0.04107555" calcext:value-type="float">
            <text:p>0.04107555</text:p>
          </table:table-cell>
          <table:table-cell office:value-type="float" office:value="0.01311433" calcext:value-type="float">
            <text:p>0.01311433</text:p>
          </table:table-cell>
          <table:table-cell office:value-type="float" office:value="0.00005427" calcext:value-type="float">
            <text:p>5.427E-05</text:p>
          </table:table-cell>
          <table:table-cell office:value-type="float" office:value="0.92890964" calcext:value-type="float">
            <text:p>0.92890964</text:p>
          </table:table-cell>
          <table:table-cell office:value-type="float" office:value="0.05792176" calcext:value-type="float">
            <text:p>0.0579217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644471" calcext:value-type="float">
            <text:p>0.9644471</text:p>
          </table:table-cell>
          <table:table-cell office:value-type="float" office:value="0.0041126" calcext:value-type="float">
            <text:p>0.0041126</text:p>
          </table:table-cell>
          <table:table-cell office:value-type="float" office:value="0.01123409" calcext:value-type="float">
            <text:p>0.01123409</text:p>
          </table:table-cell>
          <table:table-cell office:value-type="float" office:value="0.02020622" calcext:value-type="float">
            <text:p>0.02020622</text:p>
          </table:table-cell>
          <table:table-cell office:value-type="float" office:value="0.01077889" calcext:value-type="float">
            <text:p>0.01077889</text:p>
          </table:table-cell>
          <table:table-cell office:value-type="float" office:value="0.94494214" calcext:value-type="float">
            <text:p>0.94494214</text:p>
          </table:table-cell>
          <table:table-cell office:value-type="float" office:value="0.00001516" calcext:value-type="float">
            <text:p>1.516E-05</text:p>
          </table:table-cell>
          <table:table-cell office:value-type="float" office:value="0.04426381" calcext:value-type="float">
            <text:p>0.04426381</text:p>
          </table:table-cell>
          <table:table-cell office:value-type="float" office:value="0.01207213" calcext:value-type="float">
            <text:p>0.01207213</text:p>
          </table:table-cell>
          <table:table-cell office:value-type="float" office:value="0.00005096" calcext:value-type="float">
            <text:p>5.096E-05</text:p>
          </table:table-cell>
          <table:table-cell office:value-type="float" office:value="0.92907914" calcext:value-type="float">
            <text:p>0.92907914</text:p>
          </table:table-cell>
          <table:table-cell office:value-type="float" office:value="0.05879776" calcext:value-type="float">
            <text:p>0.058797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6134379" calcext:value-type="float">
            <text:p>0.96134379</text:p>
          </table:table-cell>
          <table:table-cell office:value-type="float" office:value="0.00418894" calcext:value-type="float">
            <text:p>0.00418894</text:p>
          </table:table-cell>
          <table:table-cell office:value-type="float" office:value="0.012161" calcext:value-type="float">
            <text:p>0.012161</text:p>
          </table:table-cell>
          <table:table-cell office:value-type="float" office:value="0.02230627" calcext:value-type="float">
            <text:p>0.02230627</text:p>
          </table:table-cell>
          <table:table-cell office:value-type="float" office:value="0.01051183" calcext:value-type="float">
            <text:p>0.01051183</text:p>
          </table:table-cell>
          <table:table-cell office:value-type="float" office:value="0.9416648" calcext:value-type="float">
            <text:p>0.9416648</text:p>
          </table:table-cell>
          <table:table-cell office:value-type="float" office:value="0.00001605" calcext:value-type="float">
            <text:p>1.605E-05</text:p>
          </table:table-cell>
          <table:table-cell office:value-type="float" office:value="0.04780732" calcext:value-type="float">
            <text:p>0.04780732</text:p>
          </table:table-cell>
          <table:table-cell office:value-type="float" office:value="0.01111383" calcext:value-type="float">
            <text:p>0.01111383</text:p>
          </table:table-cell>
          <table:table-cell office:value-type="float" office:value="0.00004794" calcext:value-type="float">
            <text:p>4.794E-05</text:p>
          </table:table-cell>
          <table:table-cell office:value-type="float" office:value="0.92888916" calcext:value-type="float">
            <text:p>0.92888916</text:p>
          </table:table-cell>
          <table:table-cell office:value-type="float" office:value="0.05994907" calcext:value-type="float">
            <text:p>0.0599490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5785527" calcext:value-type="float">
            <text:p>0.95785527</text:p>
          </table:table-cell>
          <table:table-cell office:value-type="float" office:value="0.00427201" calcext:value-type="float">
            <text:p>0.00427201</text:p>
          </table:table-cell>
          <table:table-cell office:value-type="float" office:value="0.01315261" calcext:value-type="float">
            <text:p>0.01315261</text:p>
          </table:table-cell>
          <table:table-cell office:value-type="float" office:value="0.02472012" calcext:value-type="float">
            <text:p>0.02472012</text:p>
          </table:table-cell>
          <table:table-cell office:value-type="float" office:value="0.0102301" calcext:value-type="float">
            <text:p>0.0102301</text:p>
          </table:table-cell>
          <table:table-cell office:value-type="float" office:value="0.93800435" calcext:value-type="float">
            <text:p>0.93800435</text:p>
          </table:table-cell>
          <table:table-cell office:value-type="float" office:value="0.00001696" calcext:value-type="float">
            <text:p>1.696E-05</text:p>
          </table:table-cell>
          <table:table-cell office:value-type="float" office:value="0.05174859" calcext:value-type="float">
            <text:p>0.05174859</text:p>
          </table:table-cell>
          <table:table-cell office:value-type="float" office:value="0.0102325" calcext:value-type="float">
            <text:p>0.0102325</text:p>
          </table:table-cell>
          <table:table-cell office:value-type="float" office:value="0.00004518" calcext:value-type="float">
            <text:p>4.518E-05</text:p>
          </table:table-cell>
          <table:table-cell office:value-type="float" office:value="0.9283316" calcext:value-type="float">
            <text:p>0.9283316</text:p>
          </table:table-cell>
          <table:table-cell office:value-type="float" office:value="0.06139072" calcext:value-type="float">
            <text:p>0.0613907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5392692" calcext:value-type="float">
            <text:p>0.95392692</text:p>
          </table:table-cell>
          <table:table-cell office:value-type="float" office:value="0.00436188" calcext:value-type="float">
            <text:p>0.00436188</text:p>
          </table:table-cell>
          <table:table-cell office:value-type="float" office:value="0.01421145" calcext:value-type="float">
            <text:p>0.01421145</text:p>
          </table:table-cell>
          <table:table-cell office:value-type="float" office:value="0.02749975" calcext:value-type="float">
            <text:p>0.02749975</text:p>
          </table:table-cell>
          <table:table-cell office:value-type="float" office:value="0.0099347" calcext:value-type="float">
            <text:p>0.0099347</text:p>
          </table:table-cell>
          <table:table-cell office:value-type="float" office:value="0.93391211" calcext:value-type="float">
            <text:p>0.93391211</text:p>
          </table:table-cell>
          <table:table-cell office:value-type="float" office:value="0.00001787" calcext:value-type="float">
            <text:p>1.787E-05</text:p>
          </table:table-cell>
          <table:table-cell office:value-type="float" office:value="0.05613533" calcext:value-type="float">
            <text:p>0.05613533</text:p>
          </table:table-cell>
          <table:table-cell office:value-type="float" office:value="0.00942175" calcext:value-type="float">
            <text:p>0.00942175</text:p>
          </table:table-cell>
          <table:table-cell office:value-type="float" office:value="0.00004265" calcext:value-type="float">
            <text:p>4.265E-05</text:p>
          </table:table-cell>
          <table:table-cell office:value-type="float" office:value="0.92739399" calcext:value-type="float">
            <text:p>0.92739399</text:p>
          </table:table-cell>
          <table:table-cell office:value-type="float" office:value="0.06314161" calcext:value-type="float">
            <text:p>0.0631416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4949522" calcext:value-type="float">
            <text:p>0.94949522</text:p>
          </table:table-cell>
          <table:table-cell office:value-type="float" office:value="0.00445859" calcext:value-type="float">
            <text:p>0.00445859</text:p>
          </table:table-cell>
          <table:table-cell office:value-type="float" office:value="0.01533971" calcext:value-type="float">
            <text:p>0.01533971</text:p>
          </table:table-cell>
          <table:table-cell office:value-type="float" office:value="0.03070648" calcext:value-type="float">
            <text:p>0.03070648</text:p>
          </table:table-cell>
          <table:table-cell office:value-type="float" office:value="0.00962663" calcext:value-type="float">
            <text:p>0.00962663</text:p>
          </table:table-cell>
          <table:table-cell office:value-type="float" office:value="0.92933358" calcext:value-type="float">
            <text:p>0.92933358</text:p>
          </table:table-cell>
          <table:table-cell office:value-type="float" office:value="0.00001877" calcext:value-type="float">
            <text:p>1.877E-05</text:p>
          </table:table-cell>
          <table:table-cell office:value-type="float" office:value="0.06102102" calcext:value-type="float">
            <text:p>0.06102102</text:p>
          </table:table-cell>
          <table:table-cell office:value-type="float" office:value="0.00867571" calcext:value-type="float">
            <text:p>0.00867571</text:p>
          </table:table-cell>
          <table:table-cell office:value-type="float" office:value="0.00004033" calcext:value-type="float">
            <text:p>4.033E-05</text:p>
          </table:table-cell>
          <table:table-cell office:value-type="float" office:value="0.9260592" calcext:value-type="float">
            <text:p>0.9260592</text:p>
          </table:table-cell>
          <table:table-cell office:value-type="float" office:value="0.06522476" calcext:value-type="float">
            <text:p>0.0652247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4448623" calcext:value-type="float">
            <text:p>0.94448623</text:p>
          </table:table-cell>
          <table:table-cell office:value-type="float" office:value="0.00456211" calcext:value-type="float">
            <text:p>0.00456211</text:p>
          </table:table-cell>
          <table:table-cell office:value-type="float" office:value="0.01653908" calcext:value-type="float">
            <text:p>0.01653908</text:p>
          </table:table-cell>
          <table:table-cell office:value-type="float" office:value="0.03441258" calcext:value-type="float">
            <text:p>0.03441258</text:p>
          </table:table-cell>
          <table:table-cell office:value-type="float" office:value="0.00930693" calcext:value-type="float">
            <text:p>0.00930693</text:p>
          </table:table-cell>
          <table:table-cell office:value-type="float" office:value="0.92420791" calcext:value-type="float">
            <text:p>0.92420791</text:p>
          </table:table-cell>
          <table:table-cell office:value-type="float" office:value="0.00001967" calcext:value-type="float">
            <text:p>1.967E-05</text:p>
          </table:table-cell>
          <table:table-cell office:value-type="float" office:value="0.06646549" calcext:value-type="float">
            <text:p>0.06646549</text:p>
          </table:table-cell>
          <table:table-cell office:value-type="float" office:value="0.00798896" calcext:value-type="float">
            <text:p>0.00798896</text:p>
          </table:table-cell>
          <table:table-cell office:value-type="float" office:value="0.0000382" calcext:value-type="float">
            <text:p>3.82E-05</text:p>
          </table:table-cell>
          <table:table-cell office:value-type="float" office:value="0.92430503" calcext:value-type="float">
            <text:p>0.92430503</text:p>
          </table:table-cell>
          <table:table-cell office:value-type="float" office:value="0.0676678" calcext:value-type="float">
            <text:p>0.067667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3881401" calcext:value-type="float">
            <text:p>0.93881401</text:p>
          </table:table-cell>
          <table:table-cell office:value-type="float" office:value="0.00467235" calcext:value-type="float">
            <text:p>0.00467235</text:p>
          </table:table-cell>
          <table:table-cell office:value-type="float" office:value="0.01781051" calcext:value-type="float">
            <text:p>0.01781051</text:p>
          </table:table-cell>
          <table:table-cell office:value-type="float" office:value="0.03870313" calcext:value-type="float">
            <text:p>0.03870313</text:p>
          </table:table-cell>
          <table:table-cell office:value-type="float" office:value="0.00897667" calcext:value-type="float">
            <text:p>0.00897667</text:p>
          </table:table-cell>
          <table:table-cell office:value-type="float" office:value="0.91846739" calcext:value-type="float">
            <text:p>0.91846739</text:p>
          </table:table-cell>
          <table:table-cell office:value-type="float" office:value="0.00002056" calcext:value-type="float">
            <text:p>2.056E-05</text:p>
          </table:table-cell>
          <table:table-cell office:value-type="float" office:value="0.07253538" calcext:value-type="float">
            <text:p>0.07253538</text:p>
          </table:table-cell>
          <table:table-cell office:value-type="float" office:value="0.00735654" calcext:value-type="float">
            <text:p>0.00735654</text:p>
          </table:table-cell>
          <table:table-cell office:value-type="float" office:value="0.00003624" calcext:value-type="float">
            <text:p>3.624E-05</text:p>
          </table:table-cell>
          <table:table-cell office:value-type="float" office:value="0.92210378" calcext:value-type="float">
            <text:p>0.92210378</text:p>
          </table:table-cell>
          <table:table-cell office:value-type="float" office:value="0.07050343" calcext:value-type="float">
            <text:p>0.0705034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323787" calcext:value-type="float">
            <text:p>0.9323787</text:p>
          </table:table-cell>
          <table:table-cell office:value-type="float" office:value="0.00478909" calcext:value-type="float">
            <text:p>0.00478909</text:p>
          </table:table-cell>
          <table:table-cell office:value-type="float" office:value="0.01915404" calcext:value-type="float">
            <text:p>0.01915404</text:p>
          </table:table-cell>
          <table:table-cell office:value-type="float" office:value="0.04367817" calcext:value-type="float">
            <text:p>0.04367817</text:p>
          </table:table-cell>
          <table:table-cell office:value-type="float" office:value="0.00863693" calcext:value-type="float">
            <text:p>0.00863693</text:p>
          </table:table-cell>
          <table:table-cell office:value-type="float" office:value="0.91203689" calcext:value-type="float">
            <text:p>0.91203689</text:p>
          </table:table-cell>
          <table:table-cell office:value-type="float" office:value="0.00002142" calcext:value-type="float">
            <text:p>2.142E-05</text:p>
          </table:table-cell>
          <table:table-cell office:value-type="float" office:value="0.07930477" calcext:value-type="float">
            <text:p>0.07930477</text:p>
          </table:table-cell>
          <table:table-cell office:value-type="float" office:value="0.00677388" calcext:value-type="float">
            <text:p>0.00677388</text:p>
          </table:table-cell>
          <table:table-cell office:value-type="float" office:value="0.00003444" calcext:value-type="float">
            <text:p>3.444E-05</text:p>
          </table:table-cell>
          <table:table-cell office:value-type="float" office:value="0.91942172" calcext:value-type="float">
            <text:p>0.91942172</text:p>
          </table:table-cell>
          <table:table-cell office:value-type="float" office:value="0.07376996" calcext:value-type="float">
            <text:p>0.0737699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2506455" calcext:value-type="float">
            <text:p>0.92506455</text:p>
          </table:table-cell>
          <table:table-cell office:value-type="float" office:value="0.00491198" calcext:value-type="float">
            <text:p>0.00491198</text:p>
          </table:table-cell>
          <table:table-cell office:value-type="float" office:value="0.02056844" calcext:value-type="float">
            <text:p>0.02056844</text:p>
          </table:table-cell>
          <table:table-cell office:value-type="float" office:value="0.04945502" calcext:value-type="float">
            <text:p>0.04945502</text:p>
          </table:table-cell>
          <table:table-cell office:value-type="float" office:value="0.00828879" calcext:value-type="float">
            <text:p>0.00828879</text:p>
          </table:table-cell>
          <table:table-cell office:value-type="float" office:value="0.90483347" calcext:value-type="float">
            <text:p>0.90483347</text:p>
          </table:table-cell>
          <table:table-cell office:value-type="float" office:value="0.00002225" calcext:value-type="float">
            <text:p>2.225E-05</text:p>
          </table:table-cell>
          <table:table-cell office:value-type="float" office:value="0.08685549" calcext:value-type="float">
            <text:p>0.08685549</text:p>
          </table:table-cell>
          <table:table-cell office:value-type="float" office:value="0.00623678" calcext:value-type="float">
            <text:p>0.00623678</text:p>
          </table:table-cell>
          <table:table-cell office:value-type="float" office:value="0.00003278" calcext:value-type="float">
            <text:p>3.278E-05</text:p>
          </table:table-cell>
          <table:table-cell office:value-type="float" office:value="0.91621846" calcext:value-type="float">
            <text:p>0.91621846</text:p>
          </table:table-cell>
          <table:table-cell office:value-type="float" office:value="0.07751198" calcext:value-type="float">
            <text:p>0.0775119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1673785" calcext:value-type="float">
            <text:p>0.91673785</text:p>
          </table:table-cell>
          <table:table-cell office:value-type="float" office:value="0.00504051" calcext:value-type="float">
            <text:p>0.00504051</text:p>
          </table:table-cell>
          <table:table-cell office:value-type="float" office:value="0.02205087" calcext:value-type="float">
            <text:p>0.02205087</text:p>
          </table:table-cell>
          <table:table-cell office:value-type="float" office:value="0.05617077" calcext:value-type="float">
            <text:p>0.05617077</text:p>
          </table:table-cell>
          <table:table-cell office:value-type="float" office:value="0.00793336" calcext:value-type="float">
            <text:p>0.00793336</text:p>
          </table:table-cell>
          <table:table-cell office:value-type="float" office:value="0.89676606" calcext:value-type="float">
            <text:p>0.89676606</text:p>
          </table:table-cell>
          <table:table-cell office:value-type="float" office:value="0.00002303" calcext:value-type="float">
            <text:p>2.303E-05</text:p>
          </table:table-cell>
          <table:table-cell office:value-type="float" office:value="0.09527755" calcext:value-type="float">
            <text:p>0.09527755</text:p>
          </table:table-cell>
          <table:table-cell office:value-type="float" office:value="0.00574139" calcext:value-type="float">
            <text:p>0.00574139</text:p>
          </table:table-cell>
          <table:table-cell office:value-type="float" office:value="0.00003125" calcext:value-type="float">
            <text:p>3.125E-05</text:p>
          </table:table-cell>
          <table:table-cell office:value-type="float" office:value="0.91244629" calcext:value-type="float">
            <text:p>0.91244629</text:p>
          </table:table-cell>
          <table:table-cell office:value-type="float" office:value="0.08178106" calcext:value-type="float">
            <text:p>0.0817810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0724482" calcext:value-type="float">
            <text:p>0.90724482</text:p>
          </table:table-cell>
          <table:table-cell office:value-type="float" office:value="0.00517389" calcext:value-type="float">
            <text:p>0.00517389</text:p>
          </table:table-cell>
          <table:table-cell office:value-type="float" office:value="0.02359643" calcext:value-type="float">
            <text:p>0.02359643</text:p>
          </table:table-cell>
          <table:table-cell office:value-type="float" office:value="0.06398486" calcext:value-type="float">
            <text:p>0.06398486</text:p>
          </table:table-cell>
          <table:table-cell office:value-type="float" office:value="0.00757178" calcext:value-type="float">
            <text:p>0.00757178</text:p>
          </table:table-cell>
          <table:table-cell office:value-type="float" office:value="0.8877353" calcext:value-type="float">
            <text:p>0.8877353</text:p>
          </table:table-cell>
          <table:table-cell office:value-type="float" office:value="0.00002377" calcext:value-type="float">
            <text:p>2.377E-05</text:p>
          </table:table-cell>
          <table:table-cell office:value-type="float" office:value="0.10466915" calcext:value-type="float">
            <text:p>0.10466915</text:p>
          </table:table-cell>
          <table:table-cell office:value-type="float" office:value="0.00528419" calcext:value-type="float">
            <text:p>0.00528419</text:p>
          </table:table-cell>
          <table:table-cell office:value-type="float" office:value="0.00002983" calcext:value-type="float">
            <text:p>2.983E-05</text:p>
          </table:table-cell>
          <table:table-cell office:value-type="float" office:value="0.90804942" calcext:value-type="float">
            <text:p>0.90804942</text:p>
          </table:table-cell>
          <table:table-cell office:value-type="float" office:value="0.08663656" calcext:value-type="float">
            <text:p>0.0866365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9640979" calcext:value-type="float">
            <text:p>0.89640979</text:p>
          </table:table-cell>
          <table:table-cell office:value-type="float" office:value="0.00531108" calcext:value-type="float">
            <text:p>0.00531108</text:p>
          </table:table-cell>
          <table:table-cell office:value-type="float" office:value="0.02519763" calcext:value-type="float">
            <text:p>0.02519763</text:p>
          </table:table-cell>
          <table:table-cell office:value-type="float" office:value="0.0730815" calcext:value-type="float">
            <text:p>0.0730815</text:p>
          </table:table-cell>
          <table:table-cell office:value-type="float" office:value="0.00720517" calcext:value-type="float">
            <text:p>0.00720517</text:p>
          </table:table-cell>
          <table:table-cell office:value-type="float" office:value="0.87763379" calcext:value-type="float">
            <text:p>0.87763379</text:p>
          </table:table-cell>
          <table:table-cell office:value-type="float" office:value="0.00002445" calcext:value-type="float">
            <text:p>2.445E-05</text:p>
          </table:table-cell>
          <table:table-cell office:value-type="float" office:value="0.11513659" calcext:value-type="float">
            <text:p>0.11513659</text:p>
          </table:table-cell>
          <table:table-cell office:value-type="float" office:value="0.00486192" calcext:value-type="float">
            <text:p>0.00486192</text:p>
          </table:table-cell>
          <table:table-cell office:value-type="float" office:value="0.00002852" calcext:value-type="float">
            <text:p>2.852E-05</text:p>
          </table:table-cell>
          <table:table-cell office:value-type="float" office:value="0.9029631" calcext:value-type="float">
            <text:p>0.9029631</text:p>
          </table:table-cell>
          <table:table-cell office:value-type="float" office:value="0.09214647" calcext:value-type="float">
            <text:p>0.0921464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840339" calcext:value-type="float">
            <text:p>0.8840339</text:p>
          </table:table-cell>
          <table:table-cell office:value-type="float" office:value="0.00545065" calcext:value-type="float">
            <text:p>0.00545065</text:p>
          </table:table-cell>
          <table:table-cell office:value-type="float" office:value="0.02684375" calcext:value-type="float">
            <text:p>0.02684375</text:p>
          </table:table-cell>
          <table:table-cell office:value-type="float" office:value="0.0836717" calcext:value-type="float">
            <text:p>0.0836717</text:p>
          </table:table-cell>
          <table:table-cell office:value-type="float" office:value="0.00683471" calcext:value-type="float">
            <text:p>0.00683471</text:p>
          </table:table-cell>
          <table:table-cell office:value-type="float" office:value="0.86634657" calcext:value-type="float">
            <text:p>0.86634657</text:p>
          </table:table-cell>
          <table:table-cell office:value-type="float" office:value="0.00002505" calcext:value-type="float">
            <text:p>2.505E-05</text:p>
          </table:table-cell>
          <table:table-cell office:value-type="float" office:value="0.12679367" calcext:value-type="float">
            <text:p>0.12679367</text:p>
          </table:table-cell>
          <table:table-cell office:value-type="float" office:value="0.00447161" calcext:value-type="float">
            <text:p>0.00447161</text:p>
          </table:table-cell>
          <table:table-cell office:value-type="float" office:value="0.00002729" calcext:value-type="float">
            <text:p>2.729E-05</text:p>
          </table:table-cell>
          <table:table-cell office:value-type="float" office:value="0.89711283" calcext:value-type="float">
            <text:p>0.89711283</text:p>
          </table:table-cell>
          <table:table-cell office:value-type="float" office:value="0.09838828" calcext:value-type="float">
            <text:p>0.0983882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6989471" calcext:value-type="float">
            <text:p>0.86989471</text:p>
          </table:table-cell>
          <table:table-cell office:value-type="float" office:value="0.00559073" calcext:value-type="float">
            <text:p>0.00559073</text:p>
          </table:table-cell>
          <table:table-cell office:value-type="float" office:value="0.02852017" calcext:value-type="float">
            <text:p>0.02852017</text:p>
          </table:table-cell>
          <table:table-cell office:value-type="float" office:value="0.09599439" calcext:value-type="float">
            <text:p>0.09599439</text:p>
          </table:table-cell>
          <table:table-cell office:value-type="float" office:value="0.00646156" calcext:value-type="float">
            <text:p>0.00646156</text:p>
          </table:table-cell>
          <table:table-cell office:value-type="float" office:value="0.85375229" calcext:value-type="float">
            <text:p>0.85375229</text:p>
          </table:table-cell>
          <table:table-cell office:value-type="float" office:value="0.00002557" calcext:value-type="float">
            <text:p>2.557E-05</text:p>
          </table:table-cell>
          <table:table-cell office:value-type="float" office:value="0.13976058" calcext:value-type="float">
            <text:p>0.13976058</text:p>
          </table:table-cell>
          <table:table-cell office:value-type="float" office:value="0.00411052" calcext:value-type="float">
            <text:p>0.00411052</text:p>
          </table:table-cell>
          <table:table-cell office:value-type="float" office:value="0.00002615" calcext:value-type="float">
            <text:p>2.615E-05</text:p>
          </table:table-cell>
          <table:table-cell office:value-type="float" office:value="0.89041341" calcext:value-type="float">
            <text:p>0.89041341</text:p>
          </table:table-cell>
          <table:table-cell office:value-type="float" office:value="0.10544991" calcext:value-type="float">
            <text:p>0.1054499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5374744" calcext:value-type="float">
            <text:p>0.85374744</text:p>
          </table:table-cell>
          <table:table-cell office:value-type="float" office:value="0.00572893" calcext:value-type="float">
            <text:p>0.00572893</text:p>
          </table:table-cell>
          <table:table-cell office:value-type="float" office:value="0.03020759" calcext:value-type="float">
            <text:p>0.03020759</text:p>
          </table:table-cell>
          <table:table-cell office:value-type="float" office:value="0.11031604" calcext:value-type="float">
            <text:p>0.11031604</text:p>
          </table:table-cell>
          <table:table-cell office:value-type="float" office:value="0.00608696" calcext:value-type="float">
            <text:p>0.00608696</text:p>
          </table:table-cell>
          <table:table-cell office:value-type="float" office:value="0.83972489" calcext:value-type="float">
            <text:p>0.83972489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15416215" calcext:value-type="float">
            <text:p>0.15416215</text:p>
          </table:table-cell>
          <table:table-cell office:value-type="float" office:value="0.00377616" calcext:value-type="float">
            <text:p>0.00377616</text:p>
          </table:table-cell>
          <table:table-cell office:value-type="float" office:value="0.00002508" calcext:value-type="float">
            <text:p>2.508E-05</text:p>
          </table:table-cell>
          <table:table-cell office:value-type="float" office:value="0.88276818" calcext:value-type="float">
            <text:p>0.88276818</text:p>
          </table:table-cell>
          <table:table-cell office:value-type="float" office:value="0.11343057" calcext:value-type="float">
            <text:p>0.1134305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3532856" calcext:value-type="float">
            <text:p>0.83532856</text:p>
          </table:table-cell>
          <table:table-cell office:value-type="float" office:value="0.00586223" calcext:value-type="float">
            <text:p>0.00586223</text:p>
          </table:table-cell>
          <table:table-cell office:value-type="float" office:value="0.03188124" calcext:value-type="float">
            <text:p>0.03188124</text:p>
          </table:table-cell>
          <table:table-cell office:value-type="float" office:value="0.12692797" calcext:value-type="float">
            <text:p>0.12692797</text:p>
          </table:table-cell>
          <table:table-cell office:value-type="float" office:value="0.00571216" calcext:value-type="float">
            <text:p>0.00571216</text:p>
          </table:table-cell>
          <table:table-cell office:value-type="float" office:value="0.82413629" calcext:value-type="float">
            <text:p>0.82413629</text:p>
          </table:table-cell>
          <table:table-cell office:value-type="float" office:value="0.00002632" calcext:value-type="float">
            <text:p>2.632E-05</text:p>
          </table:table-cell>
          <table:table-cell office:value-type="float" office:value="0.17012523" calcext:value-type="float">
            <text:p>0.17012523</text:p>
          </table:table-cell>
          <table:table-cell office:value-type="float" office:value="0.00346624" calcext:value-type="float">
            <text:p>0.00346624</text:p>
          </table:table-cell>
          <table:table-cell office:value-type="float" office:value="0.00002408" calcext:value-type="float">
            <text:p>2.408E-05</text:p>
          </table:table-cell>
          <table:table-cell office:value-type="float" office:value="0.87406827" calcext:value-type="float">
            <text:p>0.87406827</text:p>
          </table:table-cell>
          <table:table-cell office:value-type="float" office:value="0.12244142" calcext:value-type="float">
            <text:p>0.1224414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8143628" calcext:value-type="float">
            <text:p>0.8143628</text:p>
          </table:table-cell>
          <table:table-cell office:value-type="float" office:value="0.00598694" calcext:value-type="float">
            <text:p>0.00598694</text:p>
          </table:table-cell>
          <table:table-cell office:value-type="float" office:value="0.0335102" calcext:value-type="float">
            <text:p>0.0335102</text:p>
          </table:table-cell>
          <table:table-cell office:value-type="float" office:value="0.14614007" calcext:value-type="float">
            <text:p>0.14614007</text:p>
          </table:table-cell>
          <table:table-cell office:value-type="float" office:value="0.00533849" calcext:value-type="float">
            <text:p>0.00533849</text:p>
          </table:table-cell>
          <table:table-cell office:value-type="float" office:value="0.80685996" calcext:value-type="float">
            <text:p>0.80685996</text:p>
          </table:table-cell>
          <table:table-cell office:value-type="float" office:value="0.00002652" calcext:value-type="float">
            <text:p>2.652E-05</text:p>
          </table:table-cell>
          <table:table-cell office:value-type="float" office:value="0.18777503" calcext:value-type="float">
            <text:p>0.18777503</text:p>
          </table:table-cell>
          <table:table-cell office:value-type="float" office:value="0.00317864" calcext:value-type="float">
            <text:p>0.00317864</text:p>
          </table:table-cell>
          <table:table-cell office:value-type="float" office:value="0.00002313" calcext:value-type="float">
            <text:p>2.313E-05</text:p>
          </table:table-cell>
          <table:table-cell office:value-type="float" office:value="0.86419212" calcext:value-type="float">
            <text:p>0.86419212</text:p>
          </table:table-cell>
          <table:table-cell office:value-type="float" office:value="0.1326061" calcext:value-type="float">
            <text:p>0.132606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79057467" calcext:value-type="float">
            <text:p>0.79057467</text:p>
          </table:table-cell>
          <table:table-cell office:value-type="float" office:value="0.00609861" calcext:value-type="float">
            <text:p>0.00609861</text:p>
          </table:table-cell>
          <table:table-cell office:value-type="float" office:value="0.03505687" calcext:value-type="float">
            <text:p>0.03505687</text:p>
          </table:table-cell>
          <table:table-cell office:value-type="float" office:value="0.16826985" calcext:value-type="float">
            <text:p>0.16826985</text:p>
          </table:table-cell>
          <table:table-cell office:value-type="float" office:value="0.00496732" calcext:value-type="float">
            <text:p>0.00496732</text:p>
          </table:table-cell>
          <table:table-cell office:value-type="float" office:value="0.78777577" calcext:value-type="float">
            <text:p>0.78777577</text:p>
          </table:table-cell>
          <table:table-cell office:value-type="float" office:value="0.00002659" calcext:value-type="float">
            <text:p>2.659E-05</text:p>
          </table:table-cell>
          <table:table-cell office:value-type="float" office:value="0.20723033" calcext:value-type="float">
            <text:p>0.20723033</text:p>
          </table:table-cell>
          <table:table-cell office:value-type="float" office:value="0.00291147" calcext:value-type="float">
            <text:p>0.00291147</text:p>
          </table:table-cell>
          <table:table-cell office:value-type="float" office:value="0.00002223" calcext:value-type="float">
            <text:p>2.223E-05</text:p>
          </table:table-cell>
          <table:table-cell office:value-type="float" office:value="0.85300548" calcext:value-type="float">
            <text:p>0.85300548</text:p>
          </table:table-cell>
          <table:table-cell office:value-type="float" office:value="0.14406082" calcext:value-type="float">
            <text:p>0.1440608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76370576" calcext:value-type="float">
            <text:p>0.76370576</text:p>
          </table:table-cell>
          <table:table-cell office:value-type="float" office:value="0.00619205" calcext:value-type="float">
            <text:p>0.00619205</text:p>
          </table:table-cell>
          <table:table-cell office:value-type="float" office:value="0.03647686" calcext:value-type="float">
            <text:p>0.03647686</text:p>
          </table:table-cell>
          <table:table-cell office:value-type="float" office:value="0.19362533" calcext:value-type="float">
            <text:p>0.19362533</text:p>
          </table:table-cell>
          <table:table-cell office:value-type="float" office:value="0.0046001" calcext:value-type="float">
            <text:p>0.0046001</text:p>
          </table:table-cell>
          <table:table-cell office:value-type="float" office:value="0.76677599" calcext:value-type="float">
            <text:p>0.76677599</text:p>
          </table:table-cell>
          <table:table-cell office:value-type="float" office:value="0.00002652" calcext:value-type="float">
            <text:p>2.652E-05</text:p>
          </table:table-cell>
          <table:table-cell office:value-type="float" office:value="0.22859738" calcext:value-type="float">
            <text:p>0.22859738</text:p>
          </table:table-cell>
          <table:table-cell office:value-type="float" office:value="0.00266297" calcext:value-type="float">
            <text:p>0.00266297</text:p>
          </table:table-cell>
          <table:table-cell office:value-type="float" office:value="0.00002137" calcext:value-type="float">
            <text:p>2.137E-05</text:p>
          </table:table-cell>
          <table:table-cell office:value-type="float" office:value="0.84036184" calcext:value-type="float">
            <text:p>0.84036184</text:p>
          </table:table-cell>
          <table:table-cell office:value-type="float" office:value="0.15695382" calcext:value-type="float">
            <text:p>0.1569538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3353845" calcext:value-type="float">
            <text:p>0.73353845</text:p>
          </table:table-cell>
          <table:table-cell office:value-type="float" office:value="0.0062614" calcext:value-type="float">
            <text:p>0.0062614</text:p>
          </table:table-cell>
          <table:table-cell office:value-type="float" office:value="0.03771946" calcext:value-type="float">
            <text:p>0.03771946</text:p>
          </table:table-cell>
          <table:table-cell office:value-type="float" office:value="0.22248069" calcext:value-type="float">
            <text:p>0.22248069</text:p>
          </table:table-cell>
          <table:table-cell office:value-type="float" office:value="0.00423837" calcext:value-type="float">
            <text:p>0.00423837</text:p>
          </table:table-cell>
          <table:table-cell office:value-type="float" office:value="0.74377272" calcext:value-type="float">
            <text:p>0.74377272</text:p>
          </table:table-cell>
          <table:table-cell office:value-type="float" office:value="0.00002631" calcext:value-type="float">
            <text:p>2.631E-05</text:p>
          </table:table-cell>
          <table:table-cell office:value-type="float" office:value="0.2519626" calcext:value-type="float">
            <text:p>0.2519626</text:p>
          </table:table-cell>
          <table:table-cell office:value-type="float" office:value="0.00243155" calcext:value-type="float">
            <text:p>0.00243155</text:p>
          </table:table-cell>
          <table:table-cell office:value-type="float" office:value="0.00002055" calcext:value-type="float">
            <text:p>2.055E-05</text:p>
          </table:table-cell>
          <table:table-cell office:value-type="float" office:value="0.82610387" calcext:value-type="float">
            <text:p>0.82610387</text:p>
          </table:table-cell>
          <table:table-cell office:value-type="float" office:value="0.17144404" calcext:value-type="float">
            <text:p>0.1714440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9992635" calcext:value-type="float">
            <text:p>0.69992635</text:p>
          </table:table-cell>
          <table:table-cell office:value-type="float" office:value="0.0063003" calcext:value-type="float">
            <text:p>0.0063003</text:p>
          </table:table-cell>
          <table:table-cell office:value-type="float" office:value="0.03872898" calcext:value-type="float">
            <text:p>0.03872898</text:p>
          </table:table-cell>
          <table:table-cell office:value-type="float" office:value="0.25504437" calcext:value-type="float">
            <text:p>0.25504437</text:p>
          </table:table-cell>
          <table:table-cell office:value-type="float" office:value="0.00388374" calcext:value-type="float">
            <text:p>0.00388374</text:p>
          </table:table-cell>
          <table:table-cell office:value-type="float" office:value="0.71870632" calcext:value-type="float">
            <text:p>0.71870632</text:p>
          </table:table-cell>
          <table:table-cell office:value-type="float" office:value="0.00002594" calcext:value-type="float">
            <text:p>2.594E-05</text:p>
          </table:table-cell>
          <table:table-cell office:value-type="float" office:value="0.277384" calcext:value-type="float">
            <text:p>0.277384</text:p>
          </table:table-cell>
          <table:table-cell office:value-type="float" office:value="0.00221578" calcext:value-type="float">
            <text:p>0.00221578</text:p>
          </table:table-cell>
          <table:table-cell office:value-type="float" office:value="0.00001974" calcext:value-type="float">
            <text:p>1.974E-05</text:p>
          </table:table-cell>
          <table:table-cell office:value-type="float" office:value="0.81006593" calcext:value-type="float">
            <text:p>0.81006593</text:p>
          </table:table-cell>
          <table:table-cell office:value-type="float" office:value="0.18769854" calcext:value-type="float">
            <text:p>0.1876985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66283" calcext:value-type="float">
            <text:p>0.66283</text:p>
          </table:table-cell>
          <table:table-cell office:value-type="float" office:value="0.00630217" calcext:value-type="float">
            <text:p>0.00630217</text:p>
          </table:table-cell>
          <table:table-cell office:value-type="float" office:value="0.03944728" calcext:value-type="float">
            <text:p>0.03944728</text:p>
          </table:table-cell>
          <table:table-cell office:value-type="float" office:value="0.29142055" calcext:value-type="float">
            <text:p>0.29142055</text:p>
          </table:table-cell>
          <table:table-cell office:value-type="float" office:value="0.0035379" calcext:value-type="float">
            <text:p>0.0035379</text:p>
          </table:table-cell>
          <table:table-cell office:value-type="float" office:value="0.69155476" calcext:value-type="float">
            <text:p>0.69155476</text:p>
          </table:table-cell>
          <table:table-cell office:value-type="float" office:value="0.00002542" calcext:value-type="float">
            <text:p>2.542E-05</text:p>
          </table:table-cell>
          <table:table-cell office:value-type="float" office:value="0.30488192" calcext:value-type="float">
            <text:p>0.30488192</text:p>
          </table:table-cell>
          <table:table-cell office:value-type="float" office:value="0.00201439" calcext:value-type="float">
            <text:p>0.00201439</text:p>
          </table:table-cell>
          <table:table-cell office:value-type="float" office:value="0.00001896" calcext:value-type="float">
            <text:p>1.896E-05</text:p>
          </table:table-cell>
          <table:table-cell office:value-type="float" office:value="0.79207817" calcext:value-type="float">
            <text:p>0.79207817</text:p>
          </table:table-cell>
          <table:table-cell office:value-type="float" office:value="0.20588848" calcext:value-type="float">
            <text:p>0.2058884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62235476" calcext:value-type="float">
            <text:p>0.62235476</text:p>
          </table:table-cell>
          <table:table-cell office:value-type="float" office:value="0.00626073" calcext:value-type="float">
            <text:p>0.00626073</text:p>
          </table:table-cell>
          <table:table-cell office:value-type="float" office:value="0.03981751" calcext:value-type="float">
            <text:p>0.03981751</text:p>
          </table:table-cell>
          <table:table-cell office:value-type="float" office:value="0.331567" calcext:value-type="float">
            <text:p>0.331567</text:p>
          </table:table-cell>
          <table:table-cell office:value-type="float" office:value="0.0032026" calcext:value-type="float">
            <text:p>0.0032026</text:p>
          </table:table-cell>
          <table:table-cell office:value-type="float" office:value="0.66234329" calcext:value-type="float">
            <text:p>0.66234329</text:p>
          </table:table-cell>
          <table:table-cell office:value-type="float" office:value="0.00002473" calcext:value-type="float">
            <text:p>2.473E-05</text:p>
          </table:table-cell>
          <table:table-cell office:value-type="float" office:value="0.33442937" calcext:value-type="float">
            <text:p>0.33442937</text:p>
          </table:table-cell>
          <table:table-cell office:value-type="float" office:value="0.00182623" calcext:value-type="float">
            <text:p>0.00182623</text:p>
          </table:table-cell>
          <table:table-cell office:value-type="float" office:value="0.00001819" calcext:value-type="float">
            <text:p>1.819E-05</text:p>
          </table:table-cell>
          <table:table-cell office:value-type="float" office:value="0.77197257" calcext:value-type="float">
            <text:p>0.77197257</text:p>
          </table:table-cell>
          <table:table-cell office:value-type="float" office:value="0.22618301" calcext:value-type="float">
            <text:p>0.2261830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787852" calcext:value-type="float">
            <text:p>0.5787852</text:p>
          </table:table-cell>
          <table:table-cell office:value-type="float" office:value="0.00617054" calcext:value-type="float">
            <text:p>0.00617054</text:p>
          </table:table-cell>
          <table:table-cell office:value-type="float" office:value="0.03978914" calcext:value-type="float">
            <text:p>0.03978914</text:p>
          </table:table-cell>
          <table:table-cell office:value-type="float" office:value="0.37525511" calcext:value-type="float">
            <text:p>0.37525511</text:p>
          </table:table-cell>
          <table:table-cell office:value-type="float" office:value="0.00287963" calcext:value-type="float">
            <text:p>0.00287963</text:p>
          </table:table-cell>
          <table:table-cell office:value-type="float" office:value="0.63115347" calcext:value-type="float">
            <text:p>0.63115347</text:p>
          </table:table-cell>
          <table:table-cell office:value-type="float" office:value="0.0000239" calcext:value-type="float">
            <text:p>2.39E-05</text:p>
          </table:table-cell>
          <table:table-cell office:value-type="float" office:value="0.36594301" calcext:value-type="float">
            <text:p>0.36594301</text:p>
          </table:table-cell>
          <table:table-cell office:value-type="float" office:value="0.00165032" calcext:value-type="float">
            <text:p>0.00165032</text:p>
          </table:table-cell>
          <table:table-cell office:value-type="float" office:value="0.00001742" calcext:value-type="float">
            <text:p>1.742E-05</text:p>
          </table:table-cell>
          <table:table-cell office:value-type="float" office:value="0.74959125" calcext:value-type="float">
            <text:p>0.74959125</text:p>
          </table:table-cell>
          <table:table-cell office:value-type="float" office:value="0.24874101" calcext:value-type="float">
            <text:p>0.248741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3260833" calcext:value-type="float">
            <text:p>0.53260833</text:p>
          </table:table-cell>
          <table:table-cell office:value-type="float" office:value="0.00602771" calcext:value-type="float">
            <text:p>0.00602771</text:p>
          </table:table-cell>
          <table:table-cell office:value-type="float" office:value="0.03932387" calcext:value-type="float">
            <text:p>0.03932387</text:p>
          </table:table-cell>
          <table:table-cell office:value-type="float" office:value="0.42204009" calcext:value-type="float">
            <text:p>0.42204009</text:p>
          </table:table-cell>
          <table:table-cell office:value-type="float" office:value="0.00257075" calcext:value-type="float">
            <text:p>0.00257075</text:p>
          </table:table-cell>
          <table:table-cell office:value-type="float" office:value="0.5981307" calcext:value-type="float">
            <text:p>0.5981307</text:p>
          </table:table-cell>
          <table:table-cell office:value-type="float" office:value="0.00002291" calcext:value-type="float">
            <text:p>2.291E-05</text:p>
          </table:table-cell>
          <table:table-cell office:value-type="float" office:value="0.39927564" calcext:value-type="float">
            <text:p>0.39927564</text:p>
          </table:table-cell>
          <table:table-cell office:value-type="float" office:value="0.0014858" calcext:value-type="float">
            <text:p>0.0014858</text:p>
          </table:table-cell>
          <table:table-cell office:value-type="float" office:value="0.00001665" calcext:value-type="float">
            <text:p>1.665E-05</text:p>
          </table:table-cell>
          <table:table-cell office:value-type="float" office:value="0.72479745" calcext:value-type="float">
            <text:p>0.72479745</text:p>
          </table:table-cell>
          <table:table-cell office:value-type="float" office:value="0.27370011" calcext:value-type="float">
            <text:p>0.2737001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8451712" calcext:value-type="float">
            <text:p>0.48451712</text:p>
          </table:table-cell>
          <table:table-cell office:value-type="float" office:value="0.00583057" calcext:value-type="float">
            <text:p>0.00583057</text:p>
          </table:table-cell>
          <table:table-cell office:value-type="float" office:value="0.03840153" calcext:value-type="float">
            <text:p>0.03840153</text:p>
          </table:table-cell>
          <table:table-cell office:value-type="float" office:value="0.47125078" calcext:value-type="float">
            <text:p>0.47125078</text:p>
          </table:table-cell>
          <table:table-cell office:value-type="float" office:value="0.00227767" calcext:value-type="float">
            <text:p>0.00227767</text:p>
          </table:table-cell>
          <table:table-cell office:value-type="float" office:value="0.56348896" calcext:value-type="float">
            <text:p>0.56348896</text:p>
          </table:table-cell>
          <table:table-cell office:value-type="float" office:value="0.00002179" calcext:value-type="float">
            <text:p>2.179E-05</text:p>
          </table:table-cell>
          <table:table-cell office:value-type="float" office:value="0.43421158" calcext:value-type="float">
            <text:p>0.43421158</text:p>
          </table:table-cell>
          <table:table-cell office:value-type="float" office:value="0.00133195" calcext:value-type="float">
            <text:p>0.00133195</text:p>
          </table:table-cell>
          <table:table-cell office:value-type="float" office:value="0.00001587" calcext:value-type="float">
            <text:p>1.587E-05</text:p>
          </table:table-cell>
          <table:table-cell office:value-type="float" office:value="0.69748907" calcext:value-type="float">
            <text:p>0.69748907</text:p>
          </table:table-cell>
          <table:table-cell office:value-type="float" office:value="0.30116312" calcext:value-type="float">
            <text:p>0.3011631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43538732" calcext:value-type="float">
            <text:p>0.43538732</text:p>
          </table:table-cell>
          <table:table-cell office:value-type="float" office:value="0.00558027" calcext:value-type="float">
            <text:p>0.00558027</text:p>
          </table:table-cell>
          <table:table-cell office:value-type="float" office:value="0.03702511" calcext:value-type="float">
            <text:p>0.03702511</text:p>
          </table:table-cell>
          <table:table-cell office:value-type="float" office:value="0.5220073" calcext:value-type="float">
            <text:p>0.5220073</text:p>
          </table:table-cell>
          <table:table-cell office:value-type="float" office:value="0.00200198" calcext:value-type="float">
            <text:p>0.00200198</text:p>
          </table:table-cell>
          <table:table-cell office:value-type="float" office:value="0.52751149" calcext:value-type="float">
            <text:p>0.52751149</text:p>
          </table:table-cell>
          <table:table-cell office:value-type="float" office:value="0.00002055" calcext:value-type="float">
            <text:p>2.055E-05</text:p>
          </table:table-cell>
          <table:table-cell office:value-type="float" office:value="0.47046598" calcext:value-type="float">
            <text:p>0.47046598</text:p>
          </table:table-cell>
          <table:table-cell office:value-type="float" office:value="0.00118822" calcext:value-type="float">
            <text:p>0.00118822</text:p>
          </table:table-cell>
          <table:table-cell office:value-type="float" office:value="0.00001508" calcext:value-type="float">
            <text:p>1.508E-05</text:p>
          </table:table-cell>
          <table:table-cell office:value-type="float" office:value="0.66761457" calcext:value-type="float">
            <text:p>0.66761457</text:p>
          </table:table-cell>
          <table:table-cell office:value-type="float" office:value="0.33118214" calcext:value-type="float">
            <text:p>0.3311821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8622497" calcext:value-type="float">
            <text:p>0.38622497</text:p>
          </table:table-cell>
          <table:table-cell office:value-type="float" office:value="0.00528101" calcext:value-type="float">
            <text:p>0.00528101</text:p>
          </table:table-cell>
          <table:table-cell office:value-type="float" office:value="0.03522346" calcext:value-type="float">
            <text:p>0.03522346</text:p>
          </table:table-cell>
          <table:table-cell office:value-type="float" office:value="0.57327056" calcext:value-type="float">
            <text:p>0.57327056</text:p>
          </table:table-cell>
          <table:table-cell office:value-type="float" office:value="0.00174506" calcext:value-type="float">
            <text:p>0.00174506</text:p>
          </table:table-cell>
          <table:table-cell office:value-type="float" office:value="0.49054658" calcext:value-type="float">
            <text:p>0.49054658</text:p>
          </table:table-cell>
          <table:table-cell office:value-type="float" office:value="0.00001921" calcext:value-type="float">
            <text:p>1.921E-05</text:p>
          </table:table-cell>
          <table:table-cell office:value-type="float" office:value="0.50768915" calcext:value-type="float">
            <text:p>0.50768915</text:p>
          </table:table-cell>
          <table:table-cell office:value-type="float" office:value="0.00105415" calcext:value-type="float">
            <text:p>0.00105415</text:p>
          </table:table-cell>
          <table:table-cell office:value-type="float" office:value="0.00001427" calcext:value-type="float">
            <text:p>1.427E-05</text:p>
          </table:table-cell>
          <table:table-cell office:value-type="float" office:value="0.63519044" calcext:value-type="float">
            <text:p>0.63519044</text:p>
          </table:table-cell>
          <table:table-cell office:value-type="float" office:value="0.36374114" calcext:value-type="float">
            <text:p>0.3637411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3808875" calcext:value-type="float">
            <text:p>0.33808875</text:p>
          </table:table-cell>
          <table:table-cell office:value-type="float" office:value="0.00493997" calcext:value-type="float">
            <text:p>0.00493997</text:p>
          </table:table-cell>
          <table:table-cell office:value-type="float" office:value="0.03305092" calcext:value-type="float">
            <text:p>0.03305092</text:p>
          </table:table-cell>
          <table:table-cell office:value-type="float" office:value="0.62392036" calcext:value-type="float">
            <text:p>0.62392036</text:p>
          </table:table-cell>
          <table:table-cell office:value-type="float" office:value="0.00150803" calcext:value-type="float">
            <text:p>0.00150803</text:p>
          </table:table-cell>
          <table:table-cell office:value-type="float" office:value="0.45299772" calcext:value-type="float">
            <text:p>0.45299772</text:p>
          </table:table-cell>
          <table:table-cell office:value-type="float" office:value="0.0000178" calcext:value-type="float">
            <text:p>1.78E-05</text:p>
          </table:table-cell>
          <table:table-cell office:value-type="float" office:value="0.54547645" calcext:value-type="float">
            <text:p>0.54547645</text:p>
          </table:table-cell>
          <table:table-cell office:value-type="float" office:value="0.00092944" calcext:value-type="float">
            <text:p>0.00092944</text:p>
          </table:table-cell>
          <table:table-cell office:value-type="float" office:value="0.00001344" calcext:value-type="float">
            <text:p>1.344E-05</text:p>
          </table:table-cell>
          <table:table-cell office:value-type="float" office:value="0.60031854" calcext:value-type="float">
            <text:p>0.60031854</text:p>
          </table:table-cell>
          <table:table-cell office:value-type="float" office:value="0.39873858" calcext:value-type="float">
            <text:p>0.3987385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9199865" calcext:value-type="float">
            <text:p>0.29199865</text:p>
          </table:table-cell>
          <table:table-cell office:value-type="float" office:value="0.00456679" calcext:value-type="float">
            <text:p>0.00456679</text:p>
          </table:table-cell>
          <table:table-cell office:value-type="float" office:value="0.03058333" calcext:value-type="float">
            <text:p>0.03058333</text:p>
          </table:table-cell>
          <table:table-cell office:value-type="float" office:value="0.67285123" calcext:value-type="float">
            <text:p>0.67285123</text:p>
          </table:table-cell>
          <table:table-cell office:value-type="float" office:value="0.00129166" calcext:value-type="float">
            <text:p>0.00129166</text:p>
          </table:table-cell>
          <table:table-cell office:value-type="float" office:value="0.41530847" calcext:value-type="float">
            <text:p>0.41530847</text:p>
          </table:table-cell>
          <table:table-cell office:value-type="float" office:value="0.00001633" calcext:value-type="float">
            <text:p>1.633E-05</text:p>
          </table:table-cell>
          <table:table-cell office:value-type="float" office:value="0.58338354" calcext:value-type="float">
            <text:p>0.58338354</text:p>
          </table:table-cell>
          <table:table-cell office:value-type="float" office:value="0.00081386" calcext:value-type="float">
            <text:p>0.00081386</text:p>
          </table:table-cell>
          <table:table-cell office:value-type="float" office:value="0.0000126" calcext:value-type="float">
            <text:p>1.26E-05</text:p>
          </table:table-cell>
          <table:table-cell office:value-type="float" office:value="0.56320131" calcext:value-type="float">
            <text:p>0.56320131</text:p>
          </table:table-cell>
          <table:table-cell office:value-type="float" office:value="0.43597223" calcext:value-type="float">
            <text:p>0.4359722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24884684" calcext:value-type="float">
            <text:p>0.24884684</text:p>
          </table:table-cell>
          <table:table-cell office:value-type="float" office:value="0.00417271" calcext:value-type="float">
            <text:p>0.00417271</text:p>
          </table:table-cell>
          <table:table-cell office:value-type="float" office:value="0.02791111" calcext:value-type="float">
            <text:p>0.02791111</text:p>
          </table:table-cell>
          <table:table-cell office:value-type="float" office:value="0.71906934" calcext:value-type="float">
            <text:p>0.71906934</text:p>
          </table:table-cell>
          <table:table-cell office:value-type="float" office:value="0.00109634" calcext:value-type="float">
            <text:p>0.00109634</text:p>
          </table:table-cell>
          <table:table-cell office:value-type="float" office:value="0.37794277" calcext:value-type="float">
            <text:p>0.37794277</text:p>
          </table:table-cell>
          <table:table-cell office:value-type="float" office:value="0.00001484" calcext:value-type="float">
            <text:p>1.484E-05</text:p>
          </table:table-cell>
          <table:table-cell office:value-type="float" office:value="0.62094604" calcext:value-type="float">
            <text:p>0.62094604</text:p>
          </table:table-cell>
          <table:table-cell office:value-type="float" office:value="0.0007073" calcext:value-type="float">
            <text:p>0.0007073</text:p>
          </table:table-cell>
          <table:table-cell table:style-name="ce1" office:value-type="float" office:value="0.00001174" calcext:value-type="float">
            <text:p>1.17E-05</text:p>
          </table:table-cell>
          <table:table-cell office:value-type="float" office:value="0.52415186" calcext:value-type="float">
            <text:p>0.52415186</text:p>
          </table:table-cell>
          <table:table-cell office:value-type="float" office:value="0.4751291" calcext:value-type="float">
            <text:p>0.475129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0932722" calcext:value-type="float">
            <text:p>0.20932722</text:p>
          </table:table-cell>
          <table:table-cell office:value-type="float" office:value="0.00376953" calcext:value-type="float">
            <text:p>0.00376953</text:p>
          </table:table-cell>
          <table:table-cell office:value-type="float" office:value="0.02513054" calcext:value-type="float">
            <text:p>0.02513054</text:p>
          </table:table-cell>
          <table:table-cell office:value-type="float" office:value="0.76177271" calcext:value-type="float">
            <text:p>0.76177271</text:p>
          </table:table-cell>
          <table:table-cell office:value-type="float" office:value="0.00092206" calcext:value-type="float">
            <text:p>0.00092206</text:p>
          </table:table-cell>
          <table:table-cell office:value-type="float" office:value="0.34136257" calcext:value-type="float">
            <text:p>0.34136257</text:p>
          </table:table-cell>
          <table:table-cell office:value-type="float" office:value="0.00001336" calcext:value-type="float">
            <text:p>1.336E-05</text:p>
          </table:table-cell>
          <table:table-cell office:value-type="float" office:value="0.65770201" calcext:value-type="float">
            <text:p>0.65770201</text:p>
          </table:table-cell>
          <table:table-cell office:value-type="float" office:value="0.00060967" calcext:value-type="float">
            <text:p>0.00060967</text:p>
          </table:table-cell>
          <table:table-cell table:style-name="ce1" office:value-type="float" office:value="0.00001087" calcext:value-type="float">
            <text:p>1.09E-05</text:p>
          </table:table-cell>
          <table:table-cell office:value-type="float" office:value="0.48359613" calcext:value-type="float">
            <text:p>0.48359613</text:p>
          </table:table-cell>
          <table:table-cell office:value-type="float" office:value="0.51578333" calcext:value-type="float">
            <text:p>0.5157833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1738948" calcext:value-type="float">
            <text:p>0.1738948</text:p>
          </table:table-cell>
          <table:table-cell office:value-type="float" office:value="0.00336855" calcext:value-type="float">
            <text:p>0.00336855</text:p>
          </table:table-cell>
          <table:table-cell office:value-type="float" office:value="0.02233489" calcext:value-type="float">
            <text:p>0.02233489</text:p>
          </table:table-cell>
          <table:table-cell office:value-type="float" office:value="0.80040176" calcext:value-type="float">
            <text:p>0.80040176</text:p>
          </table:table-cell>
          <table:table-cell office:value-type="float" office:value="0.00076838" calcext:value-type="float">
            <text:p>0.00076838</text:p>
          </table:table-cell>
          <table:table-cell office:value-type="float" office:value="0.30600475" calcext:value-type="float">
            <text:p>0.30600475</text:p>
          </table:table-cell>
          <table:table-cell office:value-type="float" office:value="0.00001191" calcext:value-type="float">
            <text:p>1.191E-05</text:p>
          </table:table-cell>
          <table:table-cell office:value-type="float" office:value="0.69321496" calcext:value-type="float">
            <text:p>0.69321496</text:p>
          </table:table-cell>
          <table:table-cell office:value-type="float" office:value="0.00052093" calcext:value-type="float">
            <text:p>0.00052093</text:p>
          </table:table-cell>
          <table:table-cell table:style-name="ce1" office:value-type="float" office:value="0.000009989" calcext:value-type="float">
            <text:p>9.99E-06</text:p>
          </table:table-cell>
          <table:table-cell office:value-type="float" office:value="0.44206437" calcext:value-type="float">
            <text:p>0.44206437</text:p>
          </table:table-cell>
          <table:table-cell office:value-type="float" office:value="0.55740471" calcext:value-type="float">
            <text:p>0.5574047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14275881" calcext:value-type="float">
            <text:p>0.14275881</text:p>
          </table:table-cell>
          <table:table-cell office:value-type="float" office:value="0.00297972" calcext:value-type="float">
            <text:p>0.00297972</text:p>
          </table:table-cell>
          <table:table-cell office:value-type="float" office:value="0.019607" calcext:value-type="float">
            <text:p>0.019607</text:p>
          </table:table-cell>
          <table:table-cell office:value-type="float" office:value="0.83465447" calcext:value-type="float">
            <text:p>0.83465447</text:p>
          </table:table-cell>
          <table:table-cell office:value-type="float" office:value="0.00063448" calcext:value-type="float">
            <text:p>0.00063448</text:p>
          </table:table-cell>
          <table:table-cell office:value-type="float" office:value="0.27226002" calcext:value-type="float">
            <text:p>0.27226002</text:p>
          </table:table-cell>
          <table:table-cell office:value-type="float" office:value="0.00001052" calcext:value-type="float">
            <text:p>1.052E-05</text:p>
          </table:table-cell>
          <table:table-cell office:value-type="float" office:value="0.72709498" calcext:value-type="float">
            <text:p>0.72709498</text:p>
          </table:table-cell>
          <table:table-cell office:value-type="float" office:value="0.00044099" calcext:value-type="float">
            <text:p>0.00044099</text:p>
          </table:table-cell>
          <table:table-cell table:style-name="ce1" office:value-type="float" office:value="0.000009112" calcext:value-type="float">
            <text:p>9.11E-06</text:p>
          </table:table-cell>
          <table:table-cell office:value-type="float" office:value="0.40017069" calcext:value-type="float">
            <text:p>0.40017069</text:p>
          </table:table-cell>
          <table:table-cell office:value-type="float" office:value="0.59937921" calcext:value-type="float">
            <text:p>0.5993792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1590519" calcext:value-type="float">
            <text:p>0.11590519</text:p>
          </table:table-cell>
          <table:table-cell office:value-type="float" office:value="0.00261101" calcext:value-type="float">
            <text:p>0.00261101</text:p>
          </table:table-cell>
          <table:table-cell office:value-type="float" office:value="0.01701423" calcext:value-type="float">
            <text:p>0.01701423</text:p>
          </table:table-cell>
          <table:table-cell office:value-type="float" office:value="0.86446957" calcext:value-type="float">
            <text:p>0.86446957</text:p>
          </table:table-cell>
          <table:table-cell office:value-type="float" office:value="0.0005192" calcext:value-type="float">
            <text:p>0.0005192</text:p>
          </table:table-cell>
          <table:table-cell office:value-type="float" office:value="0.24045568" calcext:value-type="float">
            <text:p>0.24045568</text:p>
          </table:table-cell>
          <table:table-cell table:style-name="ce1" office:value-type="float" office:value="0.0000092" calcext:value-type="float">
            <text:p>9.20E-06</text:p>
          </table:table-cell>
          <table:table-cell office:value-type="float" office:value="0.75901591" calcext:value-type="float">
            <text:p>0.75901591</text:p>
          </table:table-cell>
          <table:table-cell office:value-type="float" office:value="0.00036972" calcext:value-type="float">
            <text:p>0.00036972</text:p>
          </table:table-cell>
          <table:table-cell table:style-name="ce1" office:value-type="float" office:value="0.000008245" calcext:value-type="float">
            <text:p>8.25E-06</text:p>
          </table:table-cell>
          <table:table-cell office:value-type="float" office:value="0.35858112" calcext:value-type="float">
            <text:p>0.35858112</text:p>
          </table:table-cell>
          <table:table-cell office:value-type="float" office:value="0.64104092" calcext:value-type="float">
            <text:p>0.6410409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9313928" calcext:value-type="float">
            <text:p>0.09313928</text:p>
          </table:table-cell>
          <table:table-cell office:value-type="float" office:value="0.00226826" calcext:value-type="float">
            <text:p>0.00226826</text:p>
          </table:table-cell>
          <table:table-cell office:value-type="float" office:value="0.01460607" calcext:value-type="float">
            <text:p>0.01460607</text:p>
          </table:table-cell>
          <table:table-cell office:value-type="float" office:value="0.88998639" calcext:value-type="float">
            <text:p>0.88998639</text:p>
          </table:table-cell>
          <table:table-cell office:value-type="float" office:value="0.00042112" calcext:value-type="float">
            <text:p>0.00042112</text:p>
          </table:table-cell>
          <table:table-cell office:value-type="float" office:value="0.210844" calcext:value-type="float">
            <text:p>0.210844</text:p>
          </table:table-cell>
          <table:table-cell table:style-name="ce1" office:value-type="float" office:value="0.000007972" calcext:value-type="float">
            <text:p>7.97E-06</text:p>
          </table:table-cell>
          <table:table-cell office:value-type="float" office:value="0.78872691" calcext:value-type="float">
            <text:p>0.78872691</text:p>
          </table:table-cell>
          <table:table-cell office:value-type="float" office:value="0.00030689" calcext:value-type="float">
            <text:p>0.00030689</text:p>
          </table:table-cell>
          <table:table-cell table:style-name="ce1" office:value-type="float" office:value="0.000007399" calcext:value-type="float">
            <text:p>7.40E-06</text:p>
          </table:table-cell>
          <table:table-cell office:value-type="float" office:value="0.31797311" calcext:value-type="float">
            <text:p>0.31797311</text:p>
          </table:table-cell>
          <table:table-cell office:value-type="float" office:value="0.6817126" calcext:value-type="float">
            <text:p>0.681712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6">00/00/0000</text:date>, <text:time style:data-style-name="N2" text:time-value="18:48:35.8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8T16:07:39.161000000</meta:creation-date>
    <dc:date>2023-10-16T18:48:53.769000000</dc:date>
    <meta:editing-duration>PT38S</meta:editing-duration>
    <meta:editing-cycles>2</meta:editing-cycles>
    <meta:generator>LibreOffice/6.1.6.3$Windows_X86_64 LibreOffice_project/5896ab1714085361c45cf540f76f60673dd96a72</meta:generator>
    <meta:document-statistic meta:table-count="1" meta:cell-count="629" meta:object-count="0"/>
  </office:meta>
</office:document-meta>
</file>